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53302" officeooo:paragraph-rsid="00153302"/>
    </style:style>
    <style:style style:name="P2" style:family="paragraph" style:parent-style-name="Text_20_body">
      <style:text-properties fo:language="ru" fo:country="RU" officeooo:rsid="00115f2f" officeooo:paragraph-rsid="00115f2f"/>
    </style:style>
    <style:style style:name="P3" style:family="paragraph" style:parent-style-name="Text_20_body">
      <style:text-properties fo:language="ru" fo:country="RU" officeooo:rsid="00153302" officeooo:paragraph-rsid="00153302"/>
    </style:style>
    <style:style style:name="P4" style:family="paragraph" style:parent-style-name="Text_20_body">
      <style:text-properties fo:language="ru" fo:country="RU" officeooo:rsid="001b6c18" officeooo:paragraph-rsid="001b6c18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>
      <style:text-properties fo:language="ru" fo:country="RU" officeooo:rsid="0028698f" officeooo:paragraph-rsid="0028698f"/>
    </style:style>
    <style:style style:name="P7" style:family="paragraph" style:parent-style-name="Text_20_body" style:list-style-name="L1">
      <style:text-properties fo:language="ru" fo:country="RU" officeooo:rsid="0028c06e" officeooo:paragraph-rsid="0028c06e"/>
    </style:style>
    <style:style style:name="P8" style:family="paragraph" style:parent-style-name="Text_20_body" style:list-style-name="L2">
      <style:text-properties fo:language="ru" fo:country="RU" officeooo:rsid="0028c06e" officeooo:paragraph-rsid="0028c06e"/>
    </style:style>
    <style:style style:name="P9" style:family="paragraph" style:parent-style-name="Text_20_body" style:list-style-name="L3">
      <style:text-properties fo:language="ru" fo:country="RU" officeooo:rsid="0028c06e" officeooo:paragraph-rsid="00183adc"/>
    </style:style>
    <style:style style:name="P10" style:family="paragraph" style:parent-style-name="Text_20_body" style:list-style-name="L2">
      <style:text-properties fo:language="ru" fo:country="RU" officeooo:rsid="00115f2f" officeooo:paragraph-rsid="00115f2f"/>
    </style:style>
    <style:style style:name="P11" style:family="paragraph" style:parent-style-name="Text_20_body" style:list-style-name="L2">
      <style:text-properties fo:language="ru" fo:country="RU" officeooo:rsid="002c11c5" officeooo:paragraph-rsid="002c11c5"/>
    </style:style>
    <style:style style:name="P12" style:family="paragraph" style:parent-style-name="Text_20_body" style:list-style-name="L3">
      <style:text-properties fo:language="ru" fo:country="RU" officeooo:rsid="001295e9" officeooo:paragraph-rsid="001295e9"/>
    </style:style>
    <style:style style:name="P13" style:family="paragraph" style:parent-style-name="Text_20_body" style:list-style-name="L4">
      <style:text-properties fo:language="ru" fo:country="RU" officeooo:rsid="00183adc" officeooo:paragraph-rsid="00183adc"/>
    </style:style>
    <style:style style:name="P14" style:family="paragraph" style:parent-style-name="Text_20_body" style:list-style-name="L4">
      <style:text-properties fo:language="ru" fo:country="RU" officeooo:rsid="0026c55c" officeooo:paragraph-rsid="0026c55c"/>
    </style:style>
    <style:style style:name="P15" style:family="paragraph" style:parent-style-name="Text_20_body" style:list-style-name="L4">
      <style:text-properties fo:language="ru" fo:country="RU" officeooo:rsid="0026c55c" officeooo:paragraph-rsid="0027091d"/>
    </style:style>
    <style:style style:name="P16" style:family="paragraph" style:parent-style-name="Text_20_body" style:list-style-name="L4">
      <style:text-properties fo:language="ru" fo:country="RU" officeooo:rsid="00153302" officeooo:paragraph-rsid="00153302"/>
    </style:style>
    <style:style style:name="P17" style:family="paragraph" style:parent-style-name="Text_20_body" style:list-style-name="L5">
      <style:text-properties fo:language="ru" fo:country="RU" officeooo:rsid="00153302" officeooo:paragraph-rsid="00153302"/>
    </style:style>
    <style:style style:name="P18" style:family="paragraph" style:parent-style-name="Text_20_body" style:list-style-name="L4">
      <style:text-properties fo:language="ru" fo:country="RU" officeooo:rsid="00237ad6" officeooo:paragraph-rsid="00237ad6"/>
    </style:style>
    <style:style style:name="P19" style:family="paragraph" style:parent-style-name="Text_20_body" style:list-style-name="L4">
      <style:text-properties fo:language="ru" fo:country="RU" officeooo:rsid="0027091d" officeooo:paragraph-rsid="0027091d"/>
    </style:style>
    <style:style style:name="P20" style:family="paragraph" style:parent-style-name="Text_20_body" style:list-style-name="L4">
      <style:text-properties fo:language="ru" fo:country="RU" officeooo:rsid="0022f679" officeooo:paragraph-rsid="0022f679"/>
    </style:style>
    <style:style style:name="P21" style:family="paragraph" style:parent-style-name="Text_20_body" style:list-style-name="L5">
      <style:text-properties fo:language="ru" fo:country="RU" officeooo:rsid="001d6821" officeooo:paragraph-rsid="001d6821"/>
    </style:style>
    <style:style style:name="P22" style:family="paragraph" style:parent-style-name="Text_20_body" style:list-style-name="L4">
      <style:text-properties fo:language="ru" fo:country="RU" officeooo:rsid="002d234d" officeooo:paragraph-rsid="002d234d"/>
    </style:style>
    <style:style style:name="P23" style:family="paragraph" style:parent-style-name="Text_20_body" style:list-style-name="L1">
      <style:text-properties fo:language="ru" fo:country="RU" officeooo:rsid="002e1be5" officeooo:paragraph-rsid="002e1be5"/>
    </style:style>
    <style:style style:name="P24" style:family="paragraph" style:parent-style-name="Text_20_body" style:list-style-name="L4">
      <style:text-properties fo:language="ru" fo:country="RU" officeooo:rsid="002e9e6b" officeooo:paragraph-rsid="002e9e6b"/>
    </style:style>
    <style:style style:name="P25" style:family="paragraph" style:parent-style-name="Text_20_body" style:list-style-name="L2">
      <style:text-properties officeooo:paragraph-rsid="00115f2f"/>
    </style:style>
    <style:style style:name="P26" style:family="paragraph" style:parent-style-name="Text_20_body" style:list-style-name="L3">
      <style:text-properties fo:language="en" fo:country="US" officeooo:rsid="001295e9" officeooo:paragraph-rsid="001295e9"/>
    </style:style>
    <style:style style:name="P27" style:family="paragraph" style:parent-style-name="Text_20_body" style:list-style-name="L4">
      <style:text-properties fo:language="en" fo:country="US" officeooo:rsid="00237ad6" officeooo:paragraph-rsid="00237ad6"/>
    </style:style>
    <style:style style:name="P28" style:family="paragraph" style:parent-style-name="Text_20_body" style:list-style-name="L4">
      <style:text-properties fo:language="en" fo:country="US" officeooo:rsid="00237ad6" officeooo:paragraph-rsid="0027091d"/>
    </style:style>
    <style:style style:name="P29" style:family="paragraph" style:parent-style-name="Text_20_body" style:list-style-name="L4">
      <style:text-properties fo:language="en" fo:country="US" officeooo:rsid="0026c55c" officeooo:paragraph-rsid="0026c55c"/>
    </style:style>
    <style:style style:name="P30" style:family="paragraph" style:parent-style-name="Text_20_body" style:list-style-name="L5">
      <style:text-properties fo:language="en" fo:country="US" officeooo:rsid="001d6821" officeooo:paragraph-rsid="001d6821"/>
    </style:style>
    <style:style style:name="P31" style:family="paragraph" style:parent-style-name="Text_20_body" style:list-style-name="L5">
      <style:text-properties officeooo:rsid="00165c58" officeooo:paragraph-rsid="00165c5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15f2f"/>
    </style:style>
    <style:style style:name="T3" style:family="text">
      <style:text-properties fo:language="ru" fo:country="RU" officeooo:rsid="0012cabc"/>
    </style:style>
    <style:style style:name="T4" style:family="text">
      <style:text-properties fo:language="ru" fo:country="RU" officeooo:rsid="00133bc6"/>
    </style:style>
    <style:style style:name="T5" style:family="text">
      <style:text-properties fo:language="ru" fo:country="RU" officeooo:rsid="0028c06e"/>
    </style:style>
    <style:style style:name="T6" style:family="text">
      <style:text-properties fo:language="en" fo:country="US"/>
    </style:style>
    <style:style style:name="T7" style:family="text">
      <style:text-properties officeooo:rsid="001a6af5"/>
    </style:style>
    <style:style style:name="T8" style:family="text">
      <style:text-properties officeooo:rsid="001f7290"/>
    </style:style>
    <style:style style:name="T9" style:family="text">
      <style:text-properties officeooo:rsid="002c30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одуль управления ресурсами.</text:h>
      <text:h text:style-name="Heading_20_2" text:outline-level="2">Задачи:</text:h>
      <text:list xml:id="list1405943396" text:style-name="L1">
        <text:list-item>
          <text:p text:style-name="P23">Регистрация типа и базового пути для ресурсов этого типа.</text:p>
        </text:list-item>
        <text:list-item>
          <text:p text:style-name="P6">Регистрация ресурсов и прикрепление к ним <text:span text:style-name="T6">UUID</text:span></text:p>
          <text:list>
            <text:list-item>
              <text:p text:style-name="P7">Если у ресурса локальный путь, то проверить существование файла по этому пути.</text:p>
            </text:list-item>
          </text:list>
        </text:list-item>
        <text:list-item>
          <text:p text:style-name="P6">Загрузка содержимого ресурса в память по желанию</text:p>
        </text:list-item>
        <text:list-item>
          <text:p text:style-name="P6">Отдача ресурса по <text:span text:style-name="T6">UUID</text:span></text:p>
        </text:list-item>
      </text:list>
      <text:h text:style-name="Heading_20_2" text:outline-level="2">Сущности:</text:h>
      <text:list xml:id="list2886540165" text:style-name="L2">
        <text:list-item>
          <text:p text:style-name="P25"><text:span text:style-name="T2">Источник </text:span><text:span text:style-name="T5">запроса</text:span><text:span text:style-name="T3">(</text:span><text:span text:style-name="T4">Подключенный м</text:span><text:span text:style-name="T3">одул</text:span><text:span text:style-name="T4">ь</text:span><text:span text:style-name="T3">)</text:span></text:p>
        </text:list-item>
        <text:list-item>
          <text:p text:style-name="P10">Тег ресурса</text:p>
        </text:list-item>
        <text:list-item>
          <text:p text:style-name="P10">Тип ресурса</text:p>
        </text:list-item>
        <text:list-item>
          <text:p text:style-name="P10">Структура содержимого ресурса.</text:p>
        </text:list-item>
        <text:list-item>
          <text:p text:style-name="P10">Уникальный Ид ресурса.</text:p>
        </text:list-item>
        <text:list-item>
          <text:p text:style-name="P10">Содержимое ресурса.</text:p>
        </text:list-item>
        <text:list-item>
          <text:p text:style-name="P8">Путь ресурса</text:p>
          <text:list>
            <text:list-item>
              <text:p text:style-name="P8">Тип пути ресурса</text:p>
            </text:list-item>
            <text:list-item>
              <text:p text:style-name="P11">Сам <text:span text:style-name="T9">путь.</text:span></text:p>
            </text:list-item>
          </text:list>
        </text:list-item>
      </text:list>
      <text:p text:style-name="P2"/>
      <text:h text:style-name="Heading_20_2" text:outline-level="2">Структура хранения ресурса:</text:h>
      <text:list xml:id="list1681139027" text:style-name="L3">
        <text:list-item>
          <text:p text:style-name="P26">UID</text:p>
        </text:list-item>
        <text:list-item>
          <text:p text:style-name="P26">Type</text:p>
        </text:list-item>
        <text:list-item>
          <text:p text:style-name="P9">Путь</text:p>
        </text:list-item>
        <text:list-item>
          <text:p text:style-name="P12">Содержимое</text:p>
        </text:list-item>
      </text:list>
      <text:p text:style-name="P1"/>
      <text:h text:style-name="P5" text:outline-level="2">API</text:h>
      <text:h text:style-name="Heading_20_3" text:outline-level="3">Входящие сообщения:</text:h>
      <text:list xml:id="list3581149613" text:style-name="L4">
        <text:list-item>
          <text:p text:style-name="P13">Добавление нового типа</text:p>
          <text:list>
            <text:list-item>
              <text:p text:style-name="P14">Тип</text:p>
            </text:list-item>
            <text:list-item>
              <text:p text:style-name="P24">Базовый путь</text:p>
            </text:list-item>
            <text:list-item>
              <text:p text:style-name="P14">Источник запроса</text:p>
            </text:list-item>
          </text:list>
        </text:list-item>
        <text:list-item>
          <text:p text:style-name="P16">Добавление ресурса</text:p>
          <text:list>
            <text:list-item>
              <text:p text:style-name="P18">Тип</text:p>
            </text:list-item>
            <text:list-item>
              <text:p text:style-name="P14">Источник запроса</text:p>
            </text:list-item>
            <text:list-item>
              <text:p text:style-name="P22">Ресурс</text:p>
              <text:list>
                <text:list-item>
                  <text:p text:style-name="P27">ID</text:p>
                </text:list-item>
                <text:list-item>
                  <text:p text:style-name="P14">Путь</text:p>
                </text:list-item>
              </text:list>
            </text:list-item>
            <text:list-item>
              <text:p text:style-name="P14">Нужно ли загрузить содержимое?</text:p>
            </text:list-item>
          </text:list>
        </text:list-item>
        <text:list-item>
          <text:p text:style-name="P14">Добавления списка ресурсов</text:p>
          <text:list>
            <text:list-item>
              <text:p text:style-name="P19">Тип</text:p>
            </text:list-item>
            <text:list-item>
              <text:p text:style-name="P19">Массив ресурсов</text:p>
              <text:list>
                <text:list-item>
                  <text:p text:style-name="P28">ID</text:p>
                </text:list-item>
                <text:list-item>
                  <text:p text:style-name="P15">Путь</text:p>
                </text:list-item>
              </text:list>
            </text:list-item>
            <text:list-item>
              <text:p text:style-name="P15">Нужно ли загрузить содержимое?</text:p>
            </text:list-item>
            <text:list-item>
              <text:p text:style-name="P19">Источник запроса</text:p>
            </text:list-item>
          </text:list>
        </text:list-item>
        <text:list-item>
          <text:p text:style-name="P14">Поиск ресурса</text:p>
          <text:list>
            <text:list-item>
              <text:p text:style-name="P29">UID</text:p>
            </text:list-item>
            <text:list-item>
              <text:p text:style-name="P14">Источник запроса</text:p>
            </text:list-item>
          </text:list>
        </text:list-item>
        <text:list-item>
          <text:p text:style-name="P16">Удаление ресурса</text:p>
        </text:list-item>
      </text:list>
      <text:p text:style-name="P4">+++++++++++++++++++++++++++++++++++++++++++++++</text:p>
      <text:p text:style-name="P4"/>
      <text:list xml:id="list185358999880796" text:continue-numbering="true" text:style-name="L4">
        <text:list-item>
          <text:p text:style-name="P20">Добавление структуры</text:p>
        </text:list-item>
        <text:list-item>
          <text:p text:style-name="P16">Назначение <text:span text:style-name="T6">UID </text:span>части ресурса(Декомпозиция)</text:p>
        </text:list-item>
        <text:list-item>
          <text:p text:style-name="P16">Создание ресурса по заданной структуре из уже имеющихся ресурсов.</text:p>
        </text:list-item>
      </text:list>
      <text:p text:style-name="P3"/>
      <text:p text:style-name="P3"/>
      <text:h text:style-name="Heading_20_3" text:outline-level="3"><text:soft-page-break/>Исходящие сообщение:</text:h>
      <text:list xml:id="list1754858166" text:style-name="L5">
        <text:list-item>
          <text:p text:style-name="P17">Возврат <text:span text:style-name="T6">UID </text:span><text:span text:style-name="T7">типа, структуры, </text:span>ресурса <text:span text:style-name="T7">или его части, после операции с ним.</text:span></text:p>
          <text:list>
            <text:list-item>
              <text:p text:style-name="P21">Действие</text:p>
            </text:list-item>
            <text:list-item>
              <text:p text:style-name="P21">Успешно или нет</text:p>
            </text:list-item>
            <text:list-item>
              <text:p text:style-name="P30">UID</text:p>
            </text:list-item>
            <text:list-item>
              <text:p text:style-name="P30"><text:span text:style-name="T8">used</text:span> ID(IDs)</text:p>
            </text:list-item>
          </text:list>
        </text:list-item>
        <text:list-item>
          <text:p text:style-name="P31"><text:span text:style-name="T1">Выдача ресурса по его </text:span><text:span text:style-name="T6">UI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28:33.169000000</meta:creation-date>
    <dc:date>2019-12-25T18:53:58.396000000</dc:date>
    <meta:editing-duration>PT2H41M51S</meta:editing-duration>
    <meta:editing-cycles>27</meta:editing-cycles>
    <meta:generator>LibreOffice/6.2.1.2$Windows_X86_64 LibreOffice_project/7bcb35dc3024a62dea0caee87020152d1ee96e71</meta:generator>
    <meta:document-statistic meta:table-count="0" meta:image-count="0" meta:object-count="0" meta:page-count="3" meta:paragraph-count="57" meta:word-count="208" meta:character-count="1192" meta:non-whitespace-character-count="1090"/>
  </office:meta>
</office:document-meta>
</file>